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style:text-properties style:font-name="Times New Roman" officeooo:rsid="0019a772" officeooo:paragraph-rsid="0019a772"/>
    </style:style>
    <style:style style:name="P2" style:family="paragraph" style:parent-style-name="Standard">
      <style:paragraph-properties fo:line-height="200%" fo:text-align="center" style:justify-single-word="false"/>
      <style:text-properties style:font-name="Times New Roman" officeooo:rsid="0019a772" officeooo:paragraph-rsid="0019a772"/>
    </style:style>
    <style:style style:name="P3" style:family="paragraph" style:parent-style-name="Standard">
      <style:paragraph-properties fo:line-height="200%" fo:text-align="start" style:justify-single-word="false"/>
      <style:text-properties style:font-name="Times New Roman" officeooo:rsid="0019a772" officeooo:paragraph-rsid="0019a772"/>
    </style:style>
    <style:style style:name="P4" style:family="paragraph" style:parent-style-name="Standard">
      <style:paragraph-properties fo:line-height="200%" fo:text-align="start" style:justify-single-word="false"/>
      <style:text-properties style:font-name="Times New Roman" officeooo:rsid="001c9060" officeooo:paragraph-rsid="001c9060"/>
    </style:style>
    <style:style style:name="P5" style:family="paragraph" style:parent-style-name="Standard">
      <style:paragraph-properties fo:line-height="200%" fo:text-align="start" style:justify-single-word="false"/>
      <style:text-properties style:font-name="Times New Roman" officeooo:rsid="001df9a5" officeooo:paragraph-rsid="001df9a5"/>
    </style:style>
    <style:style style:name="P6" style:family="paragraph" style:parent-style-name="Standard">
      <style:paragraph-properties fo:line-height="200%" fo:text-align="start" style:justify-single-word="false"/>
      <style:text-properties style:font-name="Times New Roman" officeooo:rsid="001e6e5e" officeooo:paragraph-rsid="001e6e5e"/>
    </style:style>
    <style:style style:name="P7" style:family="paragraph" style:parent-style-name="Standard">
      <style:paragraph-properties fo:line-height="200%" fo:text-align="start" style:justify-single-word="false"/>
      <style:text-properties style:font-name="Times New Roman" officeooo:rsid="001e9b1e" officeooo:paragraph-rsid="001e9b1e"/>
    </style:style>
    <style:style style:name="P8" style:family="paragraph" style:parent-style-name="Standard">
      <style:paragraph-properties fo:line-height="200%"/>
      <style:text-properties style:font-name="Times New Roman" officeooo:rsid="00213670" officeooo:paragraph-rsid="00213670"/>
    </style:style>
    <style:style style:name="P9" style:family="paragraph" style:parent-style-name="Table_20_Contents">
      <style:paragraph-properties fo:line-height="200%" fo:text-align="start" style:justify-single-word="false"/>
      <style:text-properties style:font-name="Times New Roman" officeooo:rsid="001c9060" officeooo:paragraph-rsid="001c9060"/>
    </style:style>
    <style:style style:name="P10" style:family="paragraph" style:parent-style-name="Table_20_Contents">
      <style:paragraph-properties fo:line-height="200%" fo:text-align="start" style:justify-single-word="false"/>
      <style:text-properties style:font-name="Times New Roman" officeooo:rsid="001d91d2" officeooo:paragraph-rsid="001d91d2"/>
    </style:style>
    <style:style style:name="P11" style:family="paragraph" style:parent-style-name="Table_20_Contents">
      <style:paragraph-properties fo:line-height="200%" fo:text-align="start" style:justify-single-word="false"/>
      <style:text-properties style:font-name="Times New Roman" officeooo:rsid="001df9a5" officeooo:paragraph-rsid="001df9a5"/>
    </style:style>
    <style:style style:name="P12" style:family="paragraph" style:parent-style-name="Standard">
      <style:paragraph-properties fo:line-height="200%" fo:text-align="start" style:justify-single-word="false"/>
      <style:text-properties style:font-name="Times New Roman" officeooo:rsid="001e6e5e" officeooo:paragraph-rsid="001e6e5e"/>
    </style:style>
    <style:style style:name="P13" style:family="paragraph" style:parent-style-name="Standard">
      <style:paragraph-properties fo:line-height="200%" fo:text-align="start" style:justify-single-word="false"/>
      <style:text-properties style:font-name="Times New Roman" officeooo:rsid="001e9b1e" officeooo:paragraph-rsid="001e9b1e"/>
    </style:style>
    <style:style style:name="P14" style:family="paragraph" style:parent-style-name="Standard">
      <style:paragraph-properties fo:line-height="200%" fo:text-align="start" style:justify-single-word="false"/>
      <style:text-properties style:font-name="Times New Roman" officeooo:rsid="001c9060" officeooo:paragraph-rsid="001c9060"/>
    </style:style>
    <style:style style:name="T1" style:family="text">
      <style:text-properties officeooo:rsid="001a815f"/>
    </style:style>
    <style:style style:name="T2" style:family="text">
      <style:text-properties officeooo:rsid="001df9a5"/>
    </style:style>
    <style:style style:name="T3" style:family="text">
      <style:text-properties officeooo:rsid="001e6e5e"/>
    </style:style>
    <style:style style:name="T4" style:family="text">
      <style:text-properties officeooo:rsid="001e9b1e"/>
    </style:style>
    <style:style style:name="T5" style:family="text">
      <style:text-properties officeooo:rsid="001f40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sandr Yardas</text:p>
      <text:p text:style-name="P1">SPN 106-02</text:p>
      <text:p text:style-name="P1">Barbara Stone</text:p>
      <text:p text:style-name="P8">2/7/2017</text:p>
      <text:p text:style-name="P2">Lectura 1 respuestas</text:p>
      <text:p text:style-name="P2"/>
      <text:p text:style-name="P3"><text:tab/>Antes de leer:</text:p>
      <text:p text:style-name="P3"><text:tab/><text:span text:style-name="T1">En una carta que se mando a mi amigo, las temas que incluyo son como qué cosas las hago y si empiezo a conocer personas nuevas. Si voy a la playa, y luego hago surfing y me gusta mucho, quiero decirle sobre esto porque eso me hace sentir bien. Espero que decirle a mi amigo esto se hace sentir bien también.</text:span></text:p>
      <text:p text:style-name="P3"/>
      <text:p text:style-name="P3"/>
      <text:p text:style-name="P4">Al leer:</text:p>
      <table:table table:name="Table1" table:style-name="Table1">
        <table:table-column table:style-name="Table1.A"/>
        <table:table-column table:style-name="Table1.B"/>
        <table:table-row>
          <table:table-cell table:style-name="Table1.A1" office:value-type="string">
            <text:p text:style-name="P9">Las Fiestas Patrias</text:p>
          </table:table-cell>
          <table:table-cell table:style-name="Table1.B1" office:value-type="string">
            <text:p text:style-name="P9">Son dos días de fiesta que se celebran la independencia de Chile de España.</text:p>
          </table:table-cell>
        </table:table-row>
        <table:table-row>
          <table:table-cell table:style-name="Table1.A2" office:value-type="string">
            <text:p text:style-name="P9">El Día de los Muertos <text:s/>(el dos de noviembre)</text:p>
          </table:table-cell>
          <table:table-cell table:style-name="Table1.B2" office:value-type="string">
            <text:p text:style-name="P10">Es un día que se celebra los muertos.</text:p>
          </table:table-cell>
        </table:table-row>
        <table:table-row>
          <table:table-cell table:style-name="Table1.A2" office:value-type="string">
            <text:p text:style-name="P10">Víspera de Navidad <text:span text:style-name="T2">(Nochebuena)</text:span> (veinticuatro de diciembre)</text:p>
          </table:table-cell>
          <table:table-cell table:style-name="Table1.B2" office:value-type="string">
            <text:p text:style-name="P10">Es una día <text:span text:style-name="T2">que se celebra el nacimento del Niño Jesús.</text:span></text:p>
          </table:table-cell>
        </table:table-row>
        <table:table-row>
          <table:table-cell table:style-name="Table1.A2" office:value-type="string">
            <text:p text:style-name="P11">El Día de los Santos Inocentes</text:p>
          </table:table-cell>
          <table:table-cell table:style-name="Table1.B2" office:value-type="string">
            <text:p text:style-name="P11">Es un día que todo el país gasta bromas.</text:p>
          </table:table-cell>
        </table:table-row>
        <table:table-row>
          <table:table-cell table:style-name="Table1.A2" office:value-type="string">
            <text:p text:style-name="P11">Víspera del Año Nuevo (Nochevieja)</text:p>
          </table:table-cell>
          <table:table-cell table:style-name="Table1.B2" office:value-type="string">
            <text:p text:style-name="P11">Fuegos artificiales se lanzaron del barcos.</text:p>
          </table:table-cell>
        </table:table-row>
      </table:table>
      <text:p text:style-name="P4"/>
      <text:p text:style-name="P4"/>
      <text:p text:style-name="P4"/>
      <text:p text:style-name="P4"/>
      <text:p text:style-name="P4"/>
      <text:p text:style-name="P5"><text:soft-page-break/>Después de leer:</text:p>
      <text:p text:style-name="P5">1) Hay casi nuna diferencias de la celebración de Nochevieja entre chilenos y estadosunidenses. Para chilenos, el Día de los Santos Inocentes se celebraba por <text:span text:style-name="T3">gastar bromas. Para estadosunidenses, hay celebración que es similar al Día de los Santos Inocentes, pero las bromas son menos serias que las bromas que se dice en el Día de los Santos Inocentes. Para Navidad, la celebración tiene solo una diferencia entre chilenos y estadosunidenses, que es pocos chilenos se usan Santa Claus para celebrarse, peros muchos estadosunidenses lo se usan para celebrarse.</text:span></text:p>
      <text:p text:style-name="P5"/>
      <text:p text:style-name="P6">2) El texto se dice esto porque solo algunas familias en Chile se usa Santa Claus.</text:p>
      <text:p text:style-name="P6"/>
      <text:p text:style-name="P6">3) <text:span text:style-name="T4">El Día de los Santos Inocentes susto tuvo Miguel porque en el 28 de diciembre leyó el periodico y vio las palabras, “ANOCHE EE.UU DECLARÓ LA GUERRA A CHILE,” pero fue una broma. Gastan bromas ese día en Chila porque el día corresponde a una fiesta religiosa que conmenora un hecho de la Biblia. Para estadosunidenses, hay una celebración que es similar, pero para mí, no me gusta gastar bromas en este día.</text:span></text:p>
      <text:p text:style-name="P6"/>
      <text:p text:style-name="P7">4) No, no hice ninguna promesa al comienzo del nuevo año.</text:p>
      <text:p text:style-name="P7"/>
      <text:p text:style-name="P7">5) Los chilenos celebran el Día de los Muertos por ir a los cementarios para visitar sus quierdos muertos. <text:span text:style-name="T5">También, los chilenos no hacen los velorios en funerarias, casi siempre hacen los velorios en sus casas. A mí, hacer los velorios en casa me parezco mejor que hacerlos en funerarias porque creo que me disguta cuando gente obtiene dienero de la muerte de g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08:29:32.932636000</meta:creation-date>
    <dc:date>2017-02-07T11:31:54.369410000</dc:date>
    <meta:editing-duration>PT1H9M26S</meta:editing-duration>
    <meta:editing-cycles>5</meta:editing-cycles>
    <meta:generator>LibreOffice/5.2.3.3$MacOSX_X86_64 LibreOffice_project/d54a8868f08a7b39642414cf2c8ef2f228f780cf</meta:generator>
    <meta:document-statistic meta:table-count="1" meta:image-count="0" meta:object-count="0" meta:page-count="2" meta:paragraph-count="24" meta:word-count="411" meta:character-count="2325" meta:non-whitespace-character-count="1935"/>
  </office:meta>
</office:document-meta>
</file>